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769" officeooo:paragraph-rsid="001c1769"/>
    </style:style>
    <style:style style:name="P2" style:family="paragraph" style:parent-style-name="Standard" style:list-style-name="L1">
      <style:text-properties officeooo:rsid="001c1769" officeooo:paragraph-rsid="001c1769"/>
    </style:style>
    <style:style style:name="P3" style:family="paragraph" style:parent-style-name="Standard" style:list-style-name="L1">
      <style:text-properties officeooo:rsid="001c1769" officeooo:paragraph-rsid="00200a3e"/>
    </style:style>
    <style:style style:name="P4" style:family="paragraph" style:parent-style-name="Standard" style:list-style-name="L1">
      <style:text-properties officeooo:rsid="001df046" officeooo:paragraph-rsid="00200a3e"/>
    </style:style>
    <style:style style:name="P5" style:family="paragraph" style:parent-style-name="Standard" style:list-style-name="L1">
      <style:text-properties officeooo:rsid="001d074e" officeooo:paragraph-rsid="001d4e4f"/>
    </style:style>
    <style:style style:name="P6" style:family="paragraph" style:parent-style-name="Standard" style:list-style-name="L1">
      <style:text-properties officeooo:rsid="001d074e" officeooo:paragraph-rsid="00200a3e"/>
    </style:style>
    <style:style style:name="P7" style:family="paragraph" style:parent-style-name="Standard" style:list-style-name="L1">
      <style:text-properties officeooo:rsid="001d4e4f" officeooo:paragraph-rsid="00200a3e"/>
    </style:style>
    <style:style style:name="T1" style:family="text">
      <style:text-properties officeooo:rsid="001d4e4f"/>
    </style:style>
    <style:style style:name="T2" style:family="text">
      <style:text-properties officeooo:rsid="001df046"/>
    </style:style>
    <style:style style:name="T3" style:family="text">
      <style:text-properties officeooo:rsid="001fa4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3"/>PROCFS REPORT</text:p>
      <text:p text:style-name="P1"/>
      <text:p text:style-name="P1"/>
      <text:p text:style-name="P1">Code description:</text:p>
      <text:list xml:id="list6008590980895010882" text:style-name="L1">
        <text:list-header>
          <text:p text:style-name="P2"/>
        </text:list-header>
        <text:list-item>
          <text:p text:style-name="P3"><text:s/><text:span text:style-name="T2">Assignment module is inserted into the kernel using insmod .And input is echoed into the <text:s/>proc file.</text:span></text:p>
          <text:p text:style-name="P3"/>
        </text:list-item>
        <text:list-item>
          <text:p text:style-name="P4">In the module the process name is “buffer1k” and the key to encrypt the input is declared as static in the program as <text:s/>static int key = 13.</text:p>
          <text:p text:style-name="P3"/>
        </text:list-item>
        <text:list-item>
          <text:p text:style-name="P4">The function “procfile_write ” is used to write the input into procfs_buffer using copy_from_user and checks if the size of the input exceeds the buffer size.</text:p>
          <text:p text:style-name="P5"/>
        </text:list-item>
        <text:list-item>
          <text:p text:style-name="P6">The function “procfile_read” is used to read the text from the procf file. Here we are XORing a string with key as 13 and printing it using sprint.</text:p>
          <text:p text:style-name="P6"/>
        </text:list-item>
        <text:list-item>
          <text:p text:style-name="P6"><text:span text:style-name="T1">The input <text:s/>is in procfs_buffer which is written using procfile_write function <text:s/>is copied to buffer and XOR the input using “buffer[i] = buffer[i] ^ key”</text:span> <text:span text:style-name="T1">in a loop.</text:span></text:p>
          <text:p text:style-name="P6"/>
        </text:list-item>
        <text:list-item>
          <text:p text:style-name="P7">The “assignment_init” function is used when the module is inserted into the kernel. It creates the proc file.</text:p>
          <text:p text:style-name="P6"/>
        </text:list-item>
        <text:list-item>
          <text:p text:style-name="P6"><text:span text:style-name="T1">The </text:span>“assignment_exit” <text:span text:style-name="T3">function</text:span> is <text:span text:style-name="T2">used</text:span> when the module is removed from the kerne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35:05.214532115</meta:creation-date>
    <dc:date>2019-03-11T14:20:02.320485643</dc:date>
    <meta:editing-duration>PT5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76" meta:character-count="967" meta:non-whitespace-character-count="785"/>
  </office:meta>
</office:document-meta>
</file>